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1" style:family="table">
      <style:table-properties style:width="3.3785in" table:align="center" style:writing-mode="lr-tb"/>
    </style:style>
    <style:style style:name="Tabel1.A" style:family="table-column">
      <style:table-column-properties style:column-width="0.5in"/>
    </style:style>
    <style:style style:name="Tabel1.B" style:family="table-column">
      <style:table-column-properties style:column-width="1.625in"/>
    </style:style>
    <style:style style:name="Tabel1.C" style:family="table-column">
      <style:table-column-properties style:column-width="0.625in"/>
    </style:style>
    <style:style style:name="Tabel1.D" style:family="table-column">
      <style:table-column-properties style:column-width="0.6285in"/>
    </style:style>
    <style:style style:name="Tabel1.1" style:family="table-row">
      <style:table-row-properties style:min-row-height="0.1667in" fo:keep-together="always"/>
    </style:style>
    <style:style style:name="Tabel1.A1" style:family="table-cell">
      <style:table-cell-properties style:vertical-align="middle" fo:padding-left="0.075in" fo:padding-right="0.075in" fo:padding-top="0in" fo:padding-bottom="0in" fo:border-left="0.05pt solid #000000" fo:border-right="none" fo:border-top="0.05pt solid #000000" fo:border-bottom="0.05pt solid #000000" style:writing-mode="lr-tb"/>
    </style:style>
    <style:style style:name="Tabel1.B1" style:family="table-cell">
      <style:table-cell-properties style:vertical-align="middle" fo:padding-left="0.075in" fo:padding-right="0.075in" fo:padding-top="0in" fo:padding-bottom="0in" fo:border="0.05pt solid #000000" style:writing-mode="lr-tb"/>
    </style:style>
    <style:style style:name="Tabel1.3" style:family="table-row">
      <style:table-row-properties style:min-row-height="0.2222in" fo:keep-together="auto"/>
    </style:style>
    <style:style style:name="P1" style:family="paragraph" style:parent-style-name="Footer">
      <style:paragraph-properties fo:text-align="start" style:justify-single-word="false">
        <style:tab-stops>
          <style:tab-stop style:position="0.078in"/>
          <style:tab-stop style:position="3.6244in" style:type="center"/>
          <style:tab-stop style:position="6.5626in"/>
        </style:tab-stops>
      </style:paragraph-properties>
    </style:style>
    <style:style style:name="P2" style:family="paragraph" style:parent-style-name="Footer">
      <style:paragraph-properties fo:text-align="start" style:justify-single-word="false">
        <style:tab-stops>
          <style:tab-stop style:position="0.078in"/>
          <style:tab-stop style:position="3.7236in" style:type="center"/>
          <style:tab-stop style:position="7.1638in" style:type="right"/>
        </style:tab-stops>
      </style:paragraph-properties>
    </style:style>
    <style:style style:name="P3" style:family="paragraph" style:parent-style-name="table_20_copy">
      <style:paragraph-properties style:snap-to-layout-grid="false"/>
    </style:style>
    <style:style style:name="P4" style:family="paragraph" style:parent-style-name="table_20_col_20_subhead">
      <style:paragraph-properties style:snap-to-layout-grid="false"/>
    </style:style>
    <style:style style:name="P5" style:family="paragraph" style:parent-style-name="table_20_col_20_head">
      <style:paragraph-properties style:snap-to-layout-grid="false"/>
    </style:style>
    <style:style style:name="P6" style:family="paragraph" style:parent-style-name="Standard">
      <style:paragraph-properties style:snap-to-layout-grid="false"/>
      <style:text-properties fo:font-size="8pt" style:font-size-asian="8pt" style:font-size-complex="8pt"/>
    </style:style>
    <style:style style:name="P7" style:family="paragraph" style:parent-style-name="Text_20_body">
      <style:text-properties fo:letter-spacing="-0.0008in" fo:font-style="normal" style:language-asian="en" style:country-asian="US" style:font-style-asian="normal" style:font-style-complex="normal"/>
    </style:style>
    <style:style style:name="P8" style:family="paragraph" style:parent-style-name="Heading_20_1">
      <style:paragraph-properties>
        <style:tab-stops>
          <style:tab-stop style:position="0.15in"/>
        </style:tab-stops>
      </style:paragraph-properties>
    </style:style>
    <style:style style:name="P9" style:family="paragraph" style:parent-style-name="paper_20_title" style:master-page-name="Standard">
      <style:paragraph-properties style:page-number="auto"/>
    </style:style>
    <style:style style:name="P10" style:family="paragraph" style:parent-style-name="references" style:list-style-name="WW8Num6"/>
    <style:style style:name="T1" style:family="text">
      <style:text-properties style:font-name="Consolas" fo:font-size="6pt" style:font-size-asian="6pt" style:font-size-complex="6pt"/>
    </style:style>
    <style:style style:name="T2" style:family="text">
      <style:text-properties style:font-name="Consolas" fo:font-size="6pt" officeooo:rsid="00029121" style:font-size-asian="6pt" style:font-size-complex="6pt"/>
    </style:style>
    <style:style style:name="T3" style:family="text">
      <style:text-properties style:font-name="Times New Roman" fo:font-size="6pt" style:font-size-asian="6pt" style:font-size-complex="6pt"/>
    </style:style>
    <style:style style:name="T4" style:family="text">
      <style:text-properties fo:font-size="6pt" style:font-size-asian="6pt" style:font-size-complex="6pt"/>
    </style:style>
    <style:style style:name="T5" style:family="text">
      <style:text-properties fo:font-size="7pt" style:font-size-asian="7pt" style:font-size-complex="7pt"/>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etter-spacing="-0.0008in" fo:font-style="normal" style:language-asian="en" style:country-asian="US" style:font-style-asian="normal" style:font-style-complex="normal"/>
    </style:style>
    <style:style style:name="T9" style:family="text">
      <style:text-properties style:text-position="super 58%"/>
    </style:style>
    <style:style style:name="T10" style:family="text">
      <style:text-properties style:font-name="Times New Roman1" style:font-name-asian="MS Mincho" style:font-name-complex="Times New Roman"/>
    </style:style>
    <style:style style:name="Sect1" style:family="section">
      <style:section-properties style:writing-mode="lr-tb" style:editable="false">
        <style:columns fo:column-count="2">
          <style:column style:rel-width="5220*" fo:start-indent="0in" fo:end-indent="0.25in"/>
          <style:column style:rel-width="5220*" fo:start-indent="0.25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fo:margin-left="-0.002in" fo:margin-right="-0.002in"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per Title (use style: <text:span text:style-name="T6">paper title</text:span>)</text:p>
      <text:p text:style-name="Standard"/>
      <text:section text:style-name="Sect1" text:name="Sectie1">
        <text:p text:style-name="Author">Authors Name/s per 1st Affiliation (Author)</text:p>
        <text:p text:style-name="Affiliation">line 1 (of Affiliation): dept. name of organization</text:p>
        <text:p text:style-name="Affiliation">line 2: name of organization, acronyms acceptable</text:p>
        <text:p text:style-name="Affiliation">line 3: City, Country</text:p>
        <text:p text:style-name="Affiliation">line 4: e-mail address if desired</text:p>
        <text:p text:style-name="Author">Authors Name/s per 2nd Affiliation (Author)</text:p>
        <text:p text:style-name="Affiliation">line 1 (of Affiliation): dept. name of organization</text:p>
        <text:p text:style-name="Affiliation">line 2: name of organization, acronyms acceptable</text:p>
        <text:p text:style-name="Affiliation">line 3: City, Country</text:p>
        <text:p text:style-name="Affiliation">line 4: e-mail address if desired</text:p>
      </text:section>
      <text:section text:style-name="Sect2" text:name="Sectie2">
        <text:p text:style-name="Affiliation"/>
        <text:p text:style-name="Standard"/>
      </text:section>
      <text:section text:style-name="Sect3" text:name="Sectie3">
        <text:p text:style-name="Abstract"><text:span text:style-name="Style_20_Abstract_20__2b__20_Italic_20_Char"><text:span text:style-name="T7">Abstract</text:span></text:span>—Insert text. Limit to 300 words.</text:p>
        <text:h text:style-name="P8" text:outline-level="1"><text:s/>Introduction (Heading 1)</text:h>
        <text:p text:style-name="Text_20_body">Main text. </text:p>
        <text:p text:style-name="Text_20_body">Main text. </text:p>
        <text:h text:style-name="Heading_20_1" text:outline-level="1">Second section (Heading 1) </text:h>
        <text:h text:style-name="Heading_20_2" text:outline-level="2">Subsection (Heading 2)</text:h>
        <text:p text:style-name="Text_20_body">Main text.</text:p>
        <text:h text:style-name="Heading_20_2" text:outline-level="2">Figures and Tables</text:h>
        <text:p text:style-name="Text_20_body">Positioning Figures and Tables: <text:span text:style-name="T8">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text:span></text:p>
        <text:p text:style-name="P7"/>
        <text:list xml:id="list8962361925500000984" text:style-name="WW8Num8">
          <text:list-item>
            <text:p text:style-name="table_20_head">Table Type Styles</text:p>
          </text:list-item>
        </text:list>
        <table:table table:name="Tabel1" table:style-name="Tabel1">
          <table:table-column table:style-name="Tabel1.A"/>
          <table:table-column table:style-name="Tabel1.B"/>
          <table:table-column table:style-name="Tabel1.C"/>
          <table:table-column table:style-name="Tabel1.D"/>
          <table:table-header-rows>
            <table:table-row table:style-name="Tabel1.1">
              <table:table-cell table:style-name="Tabel1.A1" table:number-rows-spanned="2" office:value-type="string">
                <text:p text:style-name="P5">Table Head</text:p>
              </table:table-cell>
              <table:table-cell table:style-name="Tabel1.B1" table:number-columns-spanned="3" office:value-type="string">
                <text:p text:style-name="P5">Table Column Head</text:p>
              </table:table-cell>
              <table:covered-table-cell/>
              <table:covered-table-cell/>
            </table:table-row>
            <table:table-row table:style-name="Tabel1.1">
              <table:covered-table-cell/>
              <table:table-cell table:style-name="Tabel1.A1" office:value-type="string">
                <text:p text:style-name="P4">Table column subhead</text:p>
              </table:table-cell>
              <table:table-cell table:style-name="Tabel1.A1" office:value-type="string">
                <text:p text:style-name="P4">Subhead</text:p>
              </table:table-cell>
              <table:table-cell table:style-name="Tabel1.B1" office:value-type="string">
                <text:p text:style-name="P4">Subhead</text:p>
              </table:table-cell>
            </table:table-row>
          </table:table-header-rows>
          <table:table-row table:style-name="Tabel1.3">
            <table:table-cell table:style-name="Tabel1.A1" office:value-type="string">
              <text:p text:style-name="P3">copy</text:p>
            </table:table-cell>
            <table:table-cell table:style-name="Tabel1.A1" office:value-type="string">
              <text:p text:style-name="P3">More table copy<text:span text:style-name="T9">a</text:span></text:p>
            </table:table-cell>
            <table:table-cell table:style-name="Tabel1.A1" office:value-type="string">
              <text:p text:style-name="P6"/>
            </table:table-cell>
            <table:table-cell table:style-name="Tabel1.B1" office:value-type="string">
              <text:p text:style-name="P6"/>
            </table:table-cell>
          </table:table-row>
        </table:table>
        <text:p text:style-name="table_20_footnote">a. Sample of a Table footnote. (Table footnote)</text:p>
        <text:p text:style-name="Text_20_body"/>
        <text:list xml:id="list6510696175199850064" text:style-name="WW8Num7">
          <text:list-item>
            <text:p text:style-name="figure_20_caption">Example of a figure caption. (figure caption)</text:p>
          </text:list-item>
        </text:list>
        <text:p text:style-name="Heading_20_5">Acknowledgment (Heading 5)</text:p>
        <text:p text:style-name="Text_20_body">Insert text.</text:p>
        <text:p text:style-name="Heading_20_5">References</text:p>
        <text:list xml:id="list2619377280214655298" text:style-name="WW8Num6">
          <text:list-item>
            <text:p text:style-name="P10">Gallant, J.C., and M. F. Hutchinson, 2009. “A Differential Equation for Specific Catchment Area”, In Geomorphometry 2009 Conference Proceedi­ngs, Edited by: Purves, R., Gruber, S., Straumann, R. and T. Hengl, University of Z<text:span text:style-name="T10">ü</text:span>rich, Z<text:span text:style-name="T10">ü</text:span>rich.</text:p>
          </text:list-item>
          <text:list-item>
            <text:p text:style-name="references">Wilson, J. P., and J. C. Gallant, 2000. “Terrain Analysis: Principles and Applications”, Wiley, 479 p.</text:p>
          </text:list-item>
          <text:list-item>
            <text:p text:style-name="references">Grohmann, C. H., and C. Riccomini, “Comparison of roving-window and search-window techniques for characterising landscape morpho­metry.” Computers &amp; Geosciences, in press.</text:p>
          </text:list-item>
          <text:list-item>
            <text:p text:style-name="references">Young, M., 1989. “The Technical Writer's Handbook”. Mill Valley, CA: University Science, 325 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nsolas" svg:font-family="Consolas" style:font-family-generic="modern" style:font-pitch="fixed"/>
    <style:font-face style:name="Courier New1" svg:font-family="'Courier New'" style:font-family-generic="modern" style:font-pitch="fixed"/>
    <style:font-face style:name="SimSun" svg:font-family="SimSun,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Arial Unicode M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loext:contextual-spacing="false"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margin-top="0in" fo:margin-bottom="0in" loext:contextual-spacing="false"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loext:contextual-spacing="false">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loext:contextual-spacing="false" fo:text-align="justify" style:justify-single-word="false" fo:orphans="2" fo:widows="2"/>
      <style:text-properties style:use-window-font-color="true" style:font-name="Times New Roman" fo:font-family="'Times New Roman'" style:font-family-generic="roman" style:font-pitch="variable" fo:font-size="9pt" fo:language="en" fo:country="US" fo:font-weight="bold" style:font-name-asian="SimSun" style:font-family-asian="SimSun, 'Arial Unicode MS'"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Arial Unicode M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Arial Unicode MS'"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margin-top="0in" fo:margin-bottom="0in" loext:contextual-spacing="false"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7">
      <style:paragraph-properties fo:margin-top="0.0555in" fo:margin-bottom="0.139in" loext:contextual-spacing="false" fo:text-align="center" style:justify-single-word="false" fo:orphans="2" fo:widows="2">
        <style:tab-stops>
          <style:tab-stop style:position="0.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Arial Unicode MS'" style:font-pitch-asian="variable" style:font-size-asian="8pt" style:language-asian="zxx"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left="0in" fo:margin-right="0in" fo:margin-top="0in" fo:margin-bottom="0.028in" loext:contextual-spacing="false" fo:orphans="2" fo:widows="2" fo:text-indent="0.2in" style:auto-text-indent="false">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Arial Unicode MS'"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2in" style:auto-text-indent="false"/>
      <style:text-properties style:use-window-font-color="true" style:font-name="Times New Roman" fo:font-family="'Times New Roman'" style:font-family-generic="roman" style:font-pitch="variable" fo:font-size="9pt" fo:language="en" fo:country="US" fo:font-style="italic" fo:font-weight="bold" style:font-name-asian="SimSun" style:font-family-asian="SimSun, 'Arial Unicode MS'" style:font-pitch-asian="variable" style:font-size-asian="9pt" style:language-asian="zxx"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zxx"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zxx"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6">
      <style:paragraph-properties fo:margin-left="0.25in" fo:margin-right="0in" fo:margin-top="0in" fo:margin-bottom="0.0346in" loext:contextual-spacing="false" fo:line-height="0.1252in" fo:text-align="justify" style:justify-single-word="false" fo:orphans="2" fo:widows="2" fo:text-indent="-0.25in" style:auto-text-indent="false"/>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zxx"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margin-top="0in" fo:margin-bottom="0in" loext:contextual-spacing="false"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Arial Unicode MS'"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Arial Unicode MS'" style:font-pitch-asian="variable" style:font-size-asian="8pt" style:language-asian="zxx"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0417in" fo:margin-bottom="0.0209in"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Arial Unicode MS'"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1665in" fo:margin-bottom="0.0835in" loext:contextual-spacing="false" fo:line-height="90%" fo:text-align="center" style:justify-single-word="false" fo:orphans="2" fo:widows="2">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Arial Unicode MS'" style:font-pitch-asian="variable" style:font-size-asian="8pt" style:language-asian="zxx" style:country-asian="none" style:font-name-complex="Times New Roman" style:font-family-complex="'Times New Roman'" style:font-family-generic-complex="roman" style:font-pitch-complex="variable" style:font-size-complex="8pt" style:language-complex="ar" style:country-complex="SA"/>
    </style:style>
    <style:style style:name="Style_20_Abstract_20__2b__20_Italic" style:display-name="Style Abstract + Italic" style:family="paragraph" style:parent-style-name="Abstract">
      <style:text-properties fo:font-style="italic" style:font-name-asian="MS Mincho" style:font-family-asian="'MS Mincho', 'ＭＳ 明朝'" style:font-family-generic-asian="roman" style:font-style-asian="italic"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6244in" style:type="center"/>
          <style:tab-stop style:position="7.2484in" style:type="right"/>
        </style:tab-stops>
      </style:paragraph-properties>
    </style:style>
    <style:style style:name="Footer" style:family="paragraph" style:parent-style-name="Standard" style:class="extra">
      <style:paragraph-properties text:number-lines="false" text:line-number="0">
        <style:tab-stops>
          <style:tab-stop style:position="3.6244in" style:type="center"/>
          <style:tab-stop style:position="7.2484in" style:type="right"/>
        </style:tab-stops>
      </style:paragraph-properties>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name-asian="SimSun" style:font-family-asian="SimSun, 'Arial Unicode MS'"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tyle="italic" style:font-name-asian="MS Mincho" style:font-family-asian="'MS Mincho', 'ＭＳ 明朝'" style:font-family-generic-asian="roman" style:font-style-asian="italic" style:font-style-complex="italic"/>
    </style:style>
    <style:style style:name="Line_20_numbering" style:display-name="Line numbering" style:family="text" style:parent-style-name="Default_20_Paragraph_20_Font">
      <style:text-properties style:font-name="Courier New" fo:font-family="'Courier New'" style:font-family-generic="modern" fo:font-size="6pt" style:font-size-asian="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0311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0.078in"/>
          <style:tab-stop style:position="3.6244in" style:type="center"/>
          <style:tab-stop style:position="6.5626in"/>
        </style:tab-stops>
      </style:paragraph-properties>
    </style:style>
    <style:style style:name="MP2" style:family="paragraph" style:parent-style-name="Footer">
      <style:paragraph-properties fo:text-align="start" style:justify-single-word="false">
        <style:tab-stops>
          <style:tab-stop style:position="0.078in"/>
          <style:tab-stop style:position="3.7236in" style:type="center"/>
          <style:tab-stop style:position="7.1638in" style:type="right"/>
        </style:tab-stops>
      </style:paragraph-properties>
    </style:style>
    <style:style style:name="MT1" style:family="text">
      <style:text-properties style:font-name="Consolas" fo:font-size="6pt" style:font-size-asian="6pt" style:font-size-complex="6pt"/>
    </style:style>
    <style:style style:name="MT2" style:family="text">
      <style:text-properties style:font-name="Consolas" fo:font-size="6pt" officeooo:rsid="00029121" style:font-size-asian="6pt" style:font-size-complex="6pt"/>
    </style:style>
    <style:style style:name="MT3" style:family="text">
      <style:text-properties style:font-name="Times New Roman" fo:font-size="6pt" style:font-size-asian="6pt" style:font-size-complex="6pt"/>
    </style:style>
    <style:style style:name="MT4" style:family="text">
      <style:text-properties fo:font-size="6pt" style:font-size-asian="6pt" style:font-size-complex="6pt"/>
    </style:style>
    <style:style style:name="MT5" style:family="text">
      <style:text-properties fo:font-size="7pt" style:font-size-asian="7pt" style:font-size-complex="7pt"/>
    </style:style>
    <style:page-layout style:name="Mpm1">
      <style:page-layout-properties fo:page-width="8.5in" fo:page-height="11in" style:num-format="1" style:print-orientation="portrait" fo:margin-top="0.9839in" fo:margin-bottom="1.575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Geomorphometry.org/201</text:span><text:span text:style-name="MT2">8</text:span><text:span text:style-name="MT1"><text:tab/><text:tab/></text:span><text:span text:style-name="MT3"><text:description>KeyAuthor et al.</text:description></text:span><text:span text:style-name="MT3"><text:initial-creator/></text:span></text:p>
      </style:header>
      <style:footer>
        <text:p text:style-name="MP2"><text:span text:style-name="MT4"><text:tab/><text:tab/></text:span><text:span text:style-name="MT5"><text:page-number text:select-page="current">1</text:page-number></text:span></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0-10-07T16:02:25.97</meta:creation-date>
    <meta:editing-cycles>1</meta:editing-cycles>
    <meta:editing-duration>PT00H00M00S</meta:editing-duration>
    <meta:generator>LibreOffice/5.1.6.2$Linux_X86_64 LibreOffice_project/10m0$Build-2</meta:generator>
    <dc:description>KeyAuthor et al.</dc:description>
    <meta:document-statistic meta:table-count="1" meta:image-count="0" meta:object-count="0" meta:page-count="1" meta:paragraph-count="39" meta:word-count="300" meta:character-count="1917" meta:non-whitespace-character-count="1658"/>
  </office:meta>
</office:document-meta>
</file>